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ambassado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est-hemingway/the-sun-also-ris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nest-poole/his-fami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garet-wilson/the-able-mclaughlin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na-ferber/so-bi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 (2015)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daniel-derond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babbit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3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0:05:32.342754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10:07:43.421090066</dc:date>
    <meta:editing-duration>PT2H18M59S</meta:editing-duration>
    <meta:editing-cycles>18</meta:editing-cycles>
    <meta:generator>LibreOffice/7.3.1.3$OpenBSD_X86_64 LibreOffice_project/30$Build-3</meta:generator>
    <meta:document-statistic meta:table-count="6" meta:cell-count="4492" meta:object-count="0"/>
  </office:meta>
</office:document-meta>
</file>